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1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80" style:font-name="Helvetica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80"/>
    </style:style>
    <style:style style:name="T2" style:family="text">
      <style:text-properties style:font-name="Helveti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System Administrator Manual</text:p>
      <text:p text:style-name="P9">1. Overview</text:p>
      <text:p text:style-name="P5"/>
      <text:p text:style-name="P6">This documentation will enable the system administrator to install and manage the system with ease.</text:p>
      <text:p text:style-name="P6"/>
      <text:p text:style-name="P6">This covers the database installation, application server installation, OpenMPIS installation, security audit and database backup.</text:p>
      <text:p text:style-name="P9">2. Database Installation</text:p>
      <text:p text:style-name="P5"/>
      <text:p text:style-name="P6">The system administrator should first install MySQL 5 server.</text:p>
      <text:p text:style-name="P6"/>
      <text:p text:style-name="P6">For Windows XP:</text:p>
      <text:p text:style-name="P6"/>
      <text:list xml:id="list31197737" text:style-name="L1">
        <text:list-item>
          <text:p text:style-name="P11">Download MySQL 5.1 from <text:a xlink:type="simple" xlink:href="http://dev.mysql.com/">http://dev.mysql.com</text:a>.</text:p>
        </text:list-item>
        <text:list-item>
          <text:p text:style-name="P11">Double-click the installer.</text:p>
        </text:list-item>
        <text:list-item>
          <text:p text:style-name="P11">Configure the database server and set up the password.</text:p>
        </text:list-item>
      </text:list>
      <text:p text:style-name="P6"/>
      <text:p text:style-name="P6">For Debian 4:</text:p>
      <text:p text:style-name="P6"/>
      <text:list xml:id="list31212073" text:style-name="L2">
        <text:list-item>
          <text:p text:style-name="P12">Install MySQL 5.0 using APT.</text:p>
        </text:list-item>
      </text:list>
      <text:p text:style-name="P6"/>
      <text:p text:style-name="P6"><text:tab/># apt-get install mysql-server-5.0</text:p>
      <text:p text:style-name="P7"/>
      <text:list xml:id="list32174387" text:continue-numbering="true" text:style-name="L2">
        <text:list-item>
          <text:p text:style-name="P12">Set up the password.</text:p>
        </text:list-item>
      </text:list>
      <text:p text:style-name="P6"/>
      <text:p text:style-name="P6"><text:tab/># mysqladmin -u root password admin123</text:p>
      <text:p text:style-name="P6"><text:tab/># mysqladmin -u root password admin123 -p -h localhost</text:p>
      <text:p text:style-name="P9">3. Java Installation</text:p>
      <text:p text:style-name="P5"/>
      <text:p text:style-name="P6">The system administrator should install Java Development Kit next. With references from <text:a xlink:type="simple" xlink:href="http://www.weiqigao.com/blog/2007/11/04/getting_sun_java_6_on_debian_4_0_with_apt_pinning.html">http://www.weiqigao.com/blog/2007/11/04/getting_sun_java_6_on_debian_4_0_with_apt_pinning.html</text:a>.</text:p>
      <text:p text:style-name="P6"/>
      <text:p text:style-name="P6">For Windows XP:</text:p>
      <text:p text:style-name="P6"/>
      <text:list xml:id="list31201199" text:style-name="L3">
        <text:list-item>
          <text:p text:style-name="P13">Download JDK 6 from <text:a xlink:type="simple" xlink:href="http://java.sun.com/">http://java.sun.com</text:a>.</text:p>
        </text:list-item>
        <text:list-item>
          <text:p text:style-name="P13">Double-click the installer.</text:p>
        </text:list-item>
      </text:list>
      <text:p text:style-name="P6"/>
      <text:p text:style-name="P6">For Debian 4:</text:p>
      <text:p text:style-name="P6"/>
      <text:list xml:id="list31223111" text:style-name="L4">
        <text:list-item>
          <text:p text:style-name="P14">Modify /etc/apt/sources.list.</text:p>
        </text:list-item>
      </text:list>
      <text:p text:style-name="P6"/>
      <text:p text:style-name="P6"><text:tab/># vim /etc/apt/sources.list</text:p>
      <text:p text:style-name="P6"><text:tab/><text:span text:style-name="T1">deb </text:span><text:a xlink:type="simple" xlink:href="http://ftp.debian.org/etch"><text:span text:style-name="T1">http://ftp.debian.org/etch</text:span></text:a><text:span text:style-name="T1"> main non-free contrib unstable</text:span></text:p>
      <text:p text:style-name="P8"><text:tab/>…</text:p>
      <text:p text:style-name="P6"/>
      <text:list xml:id="list32190183" text:continue-numbering="true" text:style-name="L4">
        <text:list-item>
          <text:p text:style-name="P14">Create /etc/apt/preferences.</text:p>
        </text:list-item>
      </text:list>
      <text:p text:style-name="P6"/>
      <text:p text:style-name="P6"><text:tab/># vim /etc/apt/preferences</text:p>
      <text:p text:style-name="P6"><text:tab/><text:span text:style-name="T1">Package: *</text:span></text:p>
      <text:p text:style-name="P8"><text:tab/>Pin: release a=stable</text:p>
      <text:p text:style-name="P8"><text:tab/>Pin-Priority: 700</text:p>
      <text:p text:style-name="P8"/>
      <text:p text:style-name="P8"><text:tab/>Package: *</text:p>
      <text:p text:style-name="P8"><text:tab/>Pin: release a=unstable</text:p>
      <text:p text:style-name="P8"><text:tab/>Pin-Priority: 600</text:p>
      <text:p text:style-name="P6"/>
      <text:list xml:id="list32190894" text:continue-numbering="true" text:style-name="L4">
        <text:list-item>
          <text:p text:style-name="P14">Increase APT's cache limit.</text:p>
        </text:list-item>
      </text:list>
      <text:p text:style-name="P6"/>
      <text:p text:style-name="P6"><text:tab/># vi<text:span text:style-name="T2">m /etc/apt/apt.conf.d/70debconf</text:span></text:p>
      <text:p text:style-name="P6"><text:tab/><text:span text:style-name="T1">…</text:span></text:p>
      <text:p text:style-name="P23"><text:tab/>APT::Cache-Limit “100000000”;</text:p>
      <text:p text:style-name="P6"/>
      <text:list xml:id="list32174885" text:continue-numbering="true" text:style-name="L4">
        <text:list-item>
          <text:p text:style-name="P14">Update the package list.</text:p>
        </text:list-item>
      </text:list>
      <text:p text:style-name="P6"/>
      <text:p text:style-name="P6"><text:tab/># apt-get update</text:p>
      <text:p text:style-name="P6"/>
      <text:list xml:id="list32184583" text:continue-numbering="true" text:style-name="L4">
        <text:list-item>
          <text:p text:style-name="P14">Install JDK 6.</text:p>
        </text:list-item>
      </text:list>
      <text:p text:style-name="P6"/>
      <text:p text:style-name="P6"><text:tab/># apt-get install sun-java6-jdk</text:p>
      <text:p text:style-name="P6"/>
      <text:list xml:id="list32166272" text:continue-numbering="true" text:style-name="L4">
        <text:list-item>
          <text:p text:style-name="P14">Set JDK 6 as the default Java installation.</text:p>
        </text:list-item>
      </text:list>
      <text:p text:style-name="P6"/>
      <text:p text:style-name="P6"><text:tab/># update-java-alternatives -s java-6-sun</text:p>
      <text:p text:style-name="P6"/>
      <text:list xml:id="list32190182" text:continue-numbering="true" text:style-name="L4">
        <text:list-item>
          <text:p text:style-name="P14">Set the JAVA_HOME environment.</text:p>
        </text:list-item>
      </text:list>
      <text:p text:style-name="P6"/>
      <text:p text:style-name="P6"><text:tab/># vim /etc/profile</text:p>
      <text:p text:style-name="P6"><text:soft-page-break/><text:tab/><text:span text:style-name="T1">…</text:span></text:p>
      <text:p text:style-name="P8"><text:tab/>JAVA_HOME=/usr/lib/jvm/java-6-sun</text:p>
      <text:p text:style-name="P8"><text:tab/>export PATH JAVA_HOME</text:p>
      <text:p text:style-name="P8"><text:tab/>…</text:p>
      <text:p text:style-name="P6"/>
      <text:list xml:id="list32191154" text:continue-numbering="true" text:style-name="L4">
        <text:list-item>
          <text:p text:style-name="P14">Restart the machine or load the environment variables.</text:p>
        </text:list-item>
      </text:list>
      <text:p text:style-name="P6"/>
      <text:p text:style-name="P6"><text:tab/># source /etc/profile</text:p>
      <text:p text:style-name="P6"/>
      <text:list xml:id="list32178696" text:continue-numbering="true" text:style-name="L4">
        <text:list-item>
          <text:p text:style-name="P14">Check if Java works.</text:p>
        </text:list-item>
      </text:list>
      <text:p text:style-name="P6"/>
      <text:p text:style-name="P6"><text:tab/># java -version</text:p>
      <text:p text:style-name="P9">4. Application Server Installation</text:p>
      <text:p text:style-name="P5"/>
      <text:p text:style-name="P6">The system administrator should install the Tomcat application server with or without the Apache Web server.</text:p>
      <text:p text:style-name="P6"/>
      <text:p text:style-name="P6">For Windows XP:</text:p>
      <text:p text:style-name="P6"/>
      <text:list xml:id="list31211013" text:style-name="L5">
        <text:list-item>
          <text:p text:style-name="P15">Download Tomcat 6.0 from <text:a xlink:type="simple" xlink:href="http://tomcat.apache.org/">http://tomcat.apache.org</text:a>.</text:p>
        </text:list-item>
        <text:list-item>
          <text:p text:style-name="P15">Double-click the installer.</text:p>
        </text:list-item>
        <text:list-item>
          <text:p text:style-name="P15">Configure the application server and set up the password.</text:p>
        </text:list-item>
        <text:list-item>
          <text:p text:style-name="P15">Go to <text:a xlink:type="simple" xlink:href="http://localhost:8080/">http://localhost:8080</text:a> to check if Tomcat works.</text:p>
        </text:list-item>
      </text:list>
      <text:p text:style-name="P6"/>
      <text:p text:style-name="P6">For Debian 4:</text:p>
      <text:p text:style-name="P6"/>
      <text:list xml:id="list31202160" text:style-name="L6">
        <text:list-item>
          <text:p text:style-name="P16">Install Tomcat 5.5.</text:p>
        </text:list-item>
      </text:list>
      <text:p text:style-name="P6"/>
      <text:p text:style-name="P6"><text:tab/># apt-get install tomcat5.5</text:p>
      <text:p text:style-name="P6"/>
      <text:list xml:id="list32192451" text:continue-numbering="true" text:style-name="L6">
        <text:list-item>
          <text:p text:style-name="P16">Disable Tomcat security to allow photo uploads.</text:p>
        </text:list-item>
      </text:list>
      <text:p text:style-name="P6"/>
      <text:p text:style-name="P6"><text:tab/># vim /etc/init.d/tomcat5.5</text:p>
      <text:p text:style-name="P6"><text:tab/><text:span text:style-name="T1">…</text:span></text:p>
      <text:p text:style-name="P8"><text:tab/>TOMCAT5_SECURITY=no</text:p>
      <text:p text:style-name="P8"><text:tab/>…</text:p>
      <text:p text:style-name="P6"/>
      <text:list xml:id="list32198551" text:continue-numbering="true" text:style-name="L6">
        <text:list-item>
          <text:p text:style-name="P16">Go to <text:a xlink:type="simple" xlink:href="http://localhost:8080/">http://localhost:8080</text:a> to check if Tomcat works.</text:p>
        </text:list-item>
      </text:list>
      <text:p text:style-name="P6"/>
      <text:p text:style-name="P6">Optional:</text:p>
      <text:p text:style-name="P6"/>
      <text:list xml:id="list31197099" text:style-name="L7">
        <text:list-item>
          <text:p text:style-name="P17">Install Apache 2 and JK Connector.</text:p>
        </text:list-item>
      </text:list>
      <text:p text:style-name="P6"/>
      <text:p text:style-name="P6"><text:tab/># apt-get installation apache2 apache2-prefork-dev gcc autoconf libtool libapache2-mod-jk</text:p>
      <text:p text:style-name="P6"/>
      <text:list xml:id="list32190608" text:continue-numbering="true" text:style-name="L7">
        <text:list-item>
          <text:p text:style-name="P17">Configure the connector.</text:p>
        </text:list-item>
      </text:list>
      <text:p text:style-name="P6"/>
      <text:p text:style-name="P6"><text:tab/># vim /etc/libmodjk/worker.properties</text:p>
      <text:p text:style-name="P6"><text:tab/><text:span text:style-name="T1">…</text:span></text:p>
      <text:p text:style-name="P8"><text:tab/>workers.tomcat_home=/usr/share/tomcat5.5</text:p>
      <text:p text:style-name="P8"><text:tab/>…</text:p>
      <text:p text:style-name="P8"><text:tab/>workers.java_home=/usr/lib/jvm/java-6-sun</text:p>
      <text:p text:style-name="P8"><text:tab/>…</text:p>
      <text:p text:style-name="P6"/>
      <text:list xml:id="list32168438" text:continue-numbering="true" text:style-name="L7">
        <text:list-item>
          <text:p text:style-name="P17">Configure Apache.</text:p>
        </text:list-item>
      </text:list>
      <text:p text:style-name="P6"/>
      <text:p text:style-name="P6"><text:tab/># vim /etc/apache2/conf/sites-enabled/000-default</text:p>
      <text:p text:style-name="P6"><text:tab/><text:span text:style-name="T1">…</text:span></text:p>
      <text:p text:style-name="P8"><text:tab/>JkMount /* ajp13_worker</text:p>
      <text:p text:style-name="P8"><text:tab/>JkMount / <text:s/>ajp13_worker</text:p>
      <text:p text:style-name="P8"><text:tab/>…</text:p>
      <text:p text:style-name="P6"/>
      <text:list xml:id="list32171976" text:continue-numbering="true" text:style-name="L7">
        <text:list-item>
          <text:p text:style-name="P17"><text:soft-page-break/>Edit the connector module loader.</text:p>
        </text:list-item>
      </text:list>
      <text:p text:style-name="P6"/>
      <text:p text:style-name="P6"><text:tab/># vim /etc/apache2/mods-enabled/jk.load</text:p>
      <text:p text:style-name="P6"><text:tab/><text:span text:style-name="T1">LoadModule jk_module /usr/lib/apache2/modules/mod_jk.so</text:span></text:p>
      <text:p text:style-name="P8"><text:tab/>JkWorkersFile /etc/libapache2-mod-jk/workers.properties</text:p>
      <text:p text:style-name="P8"><text:tab/>JkLogFile /var/log/apache2/jk-error.log</text:p>
      <text:p text:style-name="P8"><text:tab/>JkLogLevel info</text:p>
      <text:p text:style-name="P8"><text:tab/>JkLogStampFormat "[%a %b %d %H:%M:%S %Y] "</text:p>
      <text:p text:style-name="P8"><text:tab/>JkOptions +ForwardKeySize +ForwardURICompat -ForwardDirectories</text:p>
      <text:p text:style-name="P8"><text:tab/>JkRequestLogFormat "%w %V %T"</text:p>
      <text:p text:style-name="P6"/>
      <text:list xml:id="list32183160" text:continue-numbering="true" text:style-name="L7">
        <text:list-item>
          <text:p text:style-name="P17">Restart Tomcat.</text:p>
        </text:list-item>
      </text:list>
      <text:p text:style-name="P6"/>
      <text:p text:style-name="P6"><text:tab/># /etc/init.d/tomcat5.5 restart</text:p>
      <text:p text:style-name="P6"/>
      <text:list xml:id="list32175970" text:continue-numbering="true" text:style-name="L7">
        <text:list-item>
          <text:p text:style-name="P17">Restart Apache.</text:p>
        </text:list-item>
      </text:list>
      <text:p text:style-name="P6"/>
      <text:p text:style-name="P6"><text:tab/># /etc/init.d/apache2 restart</text:p>
      <text:p text:style-name="P6"/>
      <text:list xml:id="list32187237" text:continue-numbering="true" text:style-name="L7">
        <text:list-item>
          <text:p text:style-name="P17">Go to <text:a xlink:type="simple" xlink:href="http://localhost:8080/">http://localhost</text:a> to check if Apache and Tomcat work.</text:p>
        </text:list-item>
      </text:list>
      <text:p text:style-name="P9">5. Ant Installation</text:p>
      <text:p text:style-name="P5"/>
      <text:p text:style-name="P6">The system administrator should also install Ant.</text:p>
      <text:p text:style-name="P6"/>
      <text:p text:style-name="P6">For Windows XP:</text:p>
      <text:p text:style-name="P6"/>
      <text:list xml:id="list31202100" text:style-name="L8">
        <text:list-item>
          <text:p text:style-name="P18">Download Ant 1.7 from <text:a xlink:type="simple" xlink:href="http://ant.apache.org/">http://ant.apache.org</text:a>.</text:p>
        </text:list-item>
        <text:list-item>
          <text:p text:style-name="P18">Add the Ant path to the environment variables.</text:p>
        </text:list-item>
        <text:list-item>
          <text:p text:style-name="P18">Check if Ant works on the MS-DOS prompt.</text:p>
        </text:list-item>
      </text:list>
      <text:p text:style-name="P6"/>
      <text:p text:style-name="P6"><text:tab/>C:\Documents and Settings\Rey&gt;ant -version</text:p>
      <text:p text:style-name="P6"/>
      <text:p text:style-name="P6">For Debian 4:</text:p>
      <text:p text:style-name="P6"/>
      <text:list xml:id="list31221479" text:style-name="L9">
        <text:list-item>
          <text:p text:style-name="P19">Install Ant 1.6.</text:p>
        </text:list-item>
      </text:list>
      <text:p text:style-name="P6"/>
      <text:p text:style-name="P6"><text:tab/># apt-get install ant</text:p>
      <text:p text:style-name="P6"/>
      <text:list xml:id="list32190996" text:continue-numbering="true" text:style-name="L9">
        <text:list-item>
          <text:p text:style-name="P19">Check if Ant works.</text:p>
        </text:list-item>
      </text:list>
      <text:p text:style-name="P6"/>
      <text:p text:style-name="P6"><text:tab/># ant -version</text:p>
      <text:p text:style-name="P9">6. OpenMPIS Installation</text:p>
      <text:p text:style-name="P5"/>
      <text:p text:style-name="P6">The system administrator can now build and deploy OpenMPIS.</text:p>
      <text:p text:style-name="P6"/>
      <text:p text:style-name="P6">For Windows XP:</text:p>
      <text:p text:style-name="P6"/>
      <text:list xml:id="list31196189" text:style-name="L10">
        <text:list-item>
          <text:p text:style-name="P20">Download OpenMPIS from <text:a xlink:type="simple" xlink:href="http://openmpis.googlecode.com/">http://openmpis.googlecode.com</text:a>.</text:p>
        </text:list-item>
        <text:list-item>
          <text:p text:style-name="P20">Extract the compressed file.</text:p>
        </text:list-item>
        <text:list-item>
          <text:p text:style-name="P20">From the MS-DOS prompt, go to the extracted directory.</text:p>
        </text:list-item>
        <text:list-item>
          <text:p text:style-name="P20">Configure nbproject/private/private.properties.</text:p>
        </text:list-item>
      </text:list>
      <text:p text:style-name="P6"/>
      <text:p text:style-name="P6"><text:tab/><text:span text:style-name="T1">…</text:span></text:p>
      <text:p text:style-name="P8"><text:tab/>### Windows XP ###</text:p>
      <text:p text:style-name="P8"><text:tab/>j2ee.platform.classpath=C:\\Program Files\\Apache Software Foundation\\Apache Tomcat 6.0.18\\lib\\annotations-api.jar:C:\\Program Files\\Apache Software Foundation\\Apache Tomcat 6.0.18\\lib\\catalina-ant.jar:C:\\Program Files\\Apache Software Foundation\\Apache Tomcat 6.0.18\\lib\\catalina-ha.jar:C:\\Program Files\\Apache Software Foundation\\Apache Tomcat 6.0.18\\lib\\catalina-tribes.jar:C:\\Program Files\\Apache Software Foundation\\Apache Tomcat 6.0.18\\lib\\catalina.jar:C:\\Program Files\\Apache Software Foundation\\Apache Tomcat 6.0.18\\lib\\el-api.jar:C:\\Program Files\\Apache Software Foundation\\Apache Tomcat 6.0.18\\lib\\jasper-el.jar:C:\\Program Files\\Apache Software Foundation\\Apache Tomcat 6.0.18\\lib\\jasper.jar:C:\\Program Files\\Apache Software Foundation\\Apache Tomcat 6.0.18\\lib\\jsp-api.jar:C:\\Program Files\\Apache Software Foundation\\Apache Tomcat 6.0.18\\lib\\servlet-api.jar:C:\\Program Files\\Apache Software Foundation\\Apache Tomcat 6.0.18\\lib\\tomcat-coyote.jar:C:\\Program Files\\Apache Software Foundation\\Apache Tomcat 6.0.18\\lib\\tomcat-dbcp.jar:C:\\Program Files\\Apache Software Foundation\\Apache Tomcat 6.0.18\\lib\\tomcat-i18n-es.jar:C:\\Program Files\\Apache Software Foundation\\Apache Tomcat 6.0.18\\lib\\tomcat-i18n-fr.jar:C:\\Program Files\\Apache Software Foundation\\Apache Tomcat 6.0.18\\lib\\tomcat-i18n-ja.jar:C:\\Program Files\\Apache Software Foundation\\Apache Tomcat 6.0.18\\bin\\tomcat-juli.jar</text:p>
      <text:p text:style-name="P8"><text:tab/>…</text:p>
      <text:p text:style-name="P6"/>
      <text:list xml:id="list32194582" text:continue-numbering="true" text:style-name="L10">
        <text:list-item>
          <text:p text:style-name="P20">Edit src/sqlmapconfig.properties to reflect the correct MySQL username and password.</text:p>
        </text:list-item>
      </text:list>
      <text:p text:style-name="P6"/>
      <text:p text:style-name="P6"><text:tab/># <text:s/>vim src/sqlmapconfig.properties</text:p>
      <text:p text:style-name="P6"><text:tab/><text:span text:style-name="T1">…</text:span></text:p>
      <text:p text:style-name="P8"><text:tab/>username=root</text:p>
      <text:p text:style-name="P8"><text:tab/>password=admin123</text:p>
      <text:p text:style-name="P6"/>
      <text:list xml:id="list32166242" text:continue-numbering="true" text:style-name="L10">
        <text:list-item>
          <text:p text:style-name="P20">Edit src/mail.properties to enable or disable mail functionalities and set up the proper mail server options.</text:p>
        </text:list-item>
      </text:list>
      <text:p text:style-name="P6"/>
      <text:p text:style-name="P6"><text:tab/># vim src/mail.properties</text:p>
      <text:p text:style-name="P6"><text:tab/><text:span text:style-name="T1">### Enable email sending ###</text:span></text:p>
      <text:p text:style-name="P8"><text:tab/>mail.enable=false</text:p>
      <text:p text:style-name="P8"/>
      <text:p text:style-name="P8"><text:tab/>### Enable debugging ###</text:p>
      <text:p text:style-name="P8"><text:tab/>mail.debug=false</text:p>
      <text:p text:style-name="P8"/>
      <text:p text:style-name="P8"><text:tab/>### The administrator's email address ###</text:p>
      <text:p text:style-name="P8"><text:tab/>mail.administrator=rvincent@asti.dost.gov.ph</text:p>
      <text:p text:style-name="P8"><text:soft-page-break/></text:p>
      <text:p text:style-name="P8"><text:tab/>### The administrator's user ID ###</text:p>
      <text:p text:style-name="P8"><text:tab/>id.administrator=1</text:p>
      <text:p text:style-name="P8"/>
      <text:p text:style-name="P8"><text:tab/>### Gmail SMTP server ###</text:p>
      <text:p text:style-name="P8"><text:tab/>### Use secure SMTP ###</text:p>
      <text:p text:style-name="P8"><text:tab/>mail.transport.protocol=smtps</text:p>
      <text:p text:style-name="P8"><text:tab/>### The outgoing mail server host ###</text:p>
      <text:p text:style-name="P8"><text:tab/>mail.smtps.host=smtp.gmail.com</text:p>
      <text:p text:style-name="P8"><text:tab/>### The outgoing mail server port ###</text:p>
      <text:p text:style-name="P8"><text:tab/>mail.smtp.port=465</text:p>
      <text:p text:style-name="P8"><text:tab/>### Enable use of authentication ###</text:p>
      <text:p text:style-name="P8"><text:tab/>mail.smtps.auth=true</text:p>
      <text:p text:style-name="P8"><text:tab/>### The email address on the mail server ###</text:p>
      <text:p text:style-name="P8"><text:tab/>mail.smtp.user=rvbabilonia@gmail.com</text:p>
      <text:p text:style-name="P8"><text:tab/>### The password for this email account</text:p>
      <text:p text:style-name="P8"><text:tab/>mail.smtp.user.password=</text:p>
      <text:p text:style-name="P6"/>
      <text:list xml:id="list32173893" text:continue-numbering="true" text:style-name="L10">
        <text:list-item>
          <text:p text:style-name="P20">Run Ant to compile the package and set up the database schema. Assuming that the directory is in drive D:</text:p>
        </text:list-item>
      </text:list>
      <text:p text:style-name="P6"/>
      <text:p text:style-name="P6"><text:tab/>D:\openmpis&gt;ant</text:p>
      <text:p text:style-name="P6"/>
      <text:list xml:id="list32167219" text:continue-numbering="true" text:style-name="L10">
        <text:list-item>
          <text:p text:style-name="P20">Go to <text:a xlink:type="simple" xlink:href="http://localhost:8080/manager">http://localhost:8080/manager</text:a> to deploy openmpis/dist/openmpis.war.</text:p>
        </text:list-item>
        <text:list-item>
          <text:p text:style-name="P20">Go to <text:a xlink:type="simple" xlink:href="http://localhost:8080/openmpis">http://localhost:8080/openmpis</text:a> to check if OpenMPIS works.</text:p>
        </text:list-item>
      </text:list>
      <text:p text:style-name="P6"/>
      <text:p text:style-name="P6">For Debian 4:</text:p>
      <text:p text:style-name="P6"/>
      <text:list xml:id="list31207932" text:style-name="L11">
        <text:list-item>
          <text:p text:style-name="P21">Download OpenMPIS from <text:a xlink:type="simple" xlink:href="http://openmpis.googlecode.com/">http://openmpis.googlecode.com</text:a>.</text:p>
        </text:list-item>
        <text:list-item>
          <text:p text:style-name="P21">Extract the compressed file.</text:p>
        </text:list-item>
      </text:list>
      <text:p text:style-name="P6"/>
      <text:p text:style-name="P6"><text:tab/># tar xzvf openmpis-&lt;version&gt;.tar.gz</text:p>
      <text:p text:style-name="P6"/>
      <text:list xml:id="list32179672" text:continue-numbering="true" text:style-name="L11">
        <text:list-item>
          <text:p text:style-name="P21">Go to the extracted directory.</text:p>
        </text:list-item>
      </text:list>
      <text:p text:style-name="P6"/>
      <text:p text:style-name="P6"><text:tab/># cd openmpis</text:p>
      <text:p text:style-name="P6"/>
      <text:list xml:id="list32188697" text:continue-numbering="true" text:style-name="L11">
        <text:list-item>
          <text:p text:style-name="P21">Configure nbproject/private/private.properties.</text:p>
        </text:list-item>
      </text:list>
      <text:p text:style-name="P6"/>
      <text:p text:style-name="P6"><text:tab/># vim nbproject/private/private.properties</text:p>
      <text:p text:style-name="P6"><text:tab/><text:span text:style-name="T1">…<text:tab/></text:span></text:p>
      <text:p text:style-name="P8"><text:tab/>### Debian 4 ###</text:p>
      <text:p text:style-name="P8"><text:tab/>j2ee.platform.classpath=/usr/share/tomcat5.5/common/lib/commons-collections3.jar:/usr/share/tomcat5.5/common/lib/commons-el.jar:/usr/share/tomcat5.5/common/lib/jasper-compiler.jar:/usr/share/tomcat5.5/common/lib/jasper-runtime.jar:/usr/share/tomcat5.5/common/lib/naming-factory.jar:/usr/share/tomcat5.5/common/lib/servlet-api.jar:/usr/share/tomcat5.5/common/lib/commons-dbcp.jar:/usr/share/tomcat5.5/common/lib/commons-pool.jar:/usr/share/tomcat5.5/common/lib/jasper-compiler-jdt.jar:/usr/share/tomcat5.5/common/lib/jsp-api.jar:/usr/share/tomcat5.5/common/lib/naming-resources.jar</text:p>
      <text:p text:style-name="P8"><text:tab/>…</text:p>
      <text:p text:style-name="P8"/>
      <text:list xml:id="list32197255" text:continue-numbering="true" text:style-name="L11">
        <text:list-item>
          <text:p text:style-name="P21"><text:soft-page-break/>Edit src/sqlmapconfig.properties to reflect the correct MySQL username and password.</text:p>
        </text:list-item>
      </text:list>
      <text:p text:style-name="P6"/>
      <text:p text:style-name="P6"><text:tab/># <text:s/>vim src/sqlmapconfig.properties</text:p>
      <text:p text:style-name="P6"><text:tab/><text:span text:style-name="T1">…</text:span></text:p>
      <text:p text:style-name="P8"><text:tab/>username=root</text:p>
      <text:p text:style-name="P8"><text:tab/>password=admin123</text:p>
      <text:p text:style-name="P6"/>
      <text:list xml:id="list32179357" text:continue-numbering="true" text:style-name="L11">
        <text:list-item>
          <text:p text:style-name="P21">Edit src/mail.properties to enable or disable mail functionalities and set up the proper mail server options.</text:p>
        </text:list-item>
      </text:list>
      <text:p text:style-name="P6"/>
      <text:p text:style-name="P6"><text:tab/># vim src/mail.properties</text:p>
      <text:p text:style-name="P6"><text:tab/><text:span text:style-name="T1">### Enable email sending ###</text:span></text:p>
      <text:p text:style-name="P8"><text:tab/>mail.enable=false</text:p>
      <text:p text:style-name="P8"/>
      <text:p text:style-name="P8"><text:tab/>### Enable debugging ###</text:p>
      <text:p text:style-name="P8"><text:tab/>mail.debug=false</text:p>
      <text:p text:style-name="P8"/>
      <text:p text:style-name="P8"><text:tab/>### The administrator's email address ###</text:p>
      <text:p text:style-name="P8"><text:tab/>mail.administrator=rvincent@asti.dost.gov.ph</text:p>
      <text:p text:style-name="P8"/>
      <text:p text:style-name="P8"><text:tab/>### The administrator's user ID ###</text:p>
      <text:p text:style-name="P8"><text:tab/>id.administrator=1</text:p>
      <text:p text:style-name="P8"/>
      <text:p text:style-name="P8"><text:tab/>### Gmail SMTP server ###</text:p>
      <text:p text:style-name="P8"><text:tab/>### Use secure SMTP ###</text:p>
      <text:p text:style-name="P8"><text:tab/>mail.transport.protocol=smtps</text:p>
      <text:p text:style-name="P8"><text:tab/>### The outgoing mail server host ###</text:p>
      <text:p text:style-name="P8"><text:tab/>mail.smtps.host=smtp.gmail.com</text:p>
      <text:p text:style-name="P8"><text:tab/>### The outgoing mail server port ###</text:p>
      <text:p text:style-name="P8"><text:tab/>mail.smtp.port=465</text:p>
      <text:p text:style-name="P8"><text:tab/>### Enable use of authentication ###</text:p>
      <text:p text:style-name="P8"><text:tab/>mail.smtps.auth=true</text:p>
      <text:p text:style-name="P8"><text:tab/>### The email address on the mail server ###</text:p>
      <text:p text:style-name="P8"><text:tab/>mail.smtp.user=rvbabilonia@gmail.com</text:p>
      <text:p text:style-name="P8"><text:tab/>### The password for this email account</text:p>
      <text:p text:style-name="P8"><text:tab/>mail.smtp.user.password=</text:p>
      <text:p text:style-name="P8"/>
      <text:list xml:id="list32176996" text:continue-numbering="true" text:style-name="L11">
        <text:list-item>
          <text:p text:style-name="P21">Run Ant to compile the package and set up the database schema.</text:p>
        </text:list-item>
      </text:list>
      <text:p text:style-name="P6"/>
      <text:p text:style-name="P6"><text:tab/># ant</text:p>
      <text:p text:style-name="P6"/>
      <text:list xml:id="list32171876" text:continue-numbering="true" text:style-name="L11">
        <text:list-item>
          <text:p text:style-name="P21">Copy openmpis.war to the webapps directory.</text:p>
        </text:list-item>
      </text:list>
      <text:p text:style-name="P6"/>
      <text:p text:style-name="P6"><text:tab/># cp dist/openmpis.war /var/lib/tomcat5/webapps/ROOT.war</text:p>
      <text:p text:style-name="P6"/>
      <text:list xml:id="list32191510" text:continue-numbering="true" text:style-name="L11">
        <text:list-item>
          <text:p text:style-name="P21">Go to <text:a xlink:type="simple" xlink:href="http://localhost:8080/openmpis">http://localhost:8080/</text:a> or <text:a xlink:type="simple" xlink:href="http://localhost/">http://localhost</text:a> to check if OpenMPIS works.</text:p>
        </text:list-item>
      </text:list>
      <text:p text:style-name="P9">7. Security Audit</text:p>
      <text:p text:style-name="P5"/>
      <text:p text:style-name="P6">The system administrator should ensure system security. He should perform penetration tests, SQL injection tests and cross-site scripting tests regularly. He should also read the system logs from time to time.</text:p>
      <text:p text:style-name="P6"/>
      <text:p text:style-name="P6">The system administrator should also install a firewall and block all unnecessary ports.</text:p>
      <text:p text:style-name="P9">8. Database Backup</text:p>
      <text:p text:style-name="P5"/>
      <text:p text:style-name="P6">The system administrator should also automate the back up of the database. One way to do this is to use Cron.</text:p>
      <text:p text:style-name="P6"/>
      <text:p text:style-name="P6"><text:tab/># vim /etc/crontab</text:p>
      <text:p text:style-name="P6"><text:tab/><text:span text:style-name="T1">…</text:span></text:p>
      <text:p text:style-name="P8"><text:tab/>00 18 * * * root /usr/bin/mysqldump –databases openmpis -uroot -padmin123 &gt;&gt; /home/rey/backup/openmpis-`date -I`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</text:p>
      </style:header>
      <style:footer>
        <text:p text:style-name="MP2">Page : 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6T12:07:54.84</dc:date>
    <meta:editing-duration>PT04H23M21S</meta:editing-duration>
    <meta:editing-cycles>56</meta:editing-cycles>
    <meta:generator>OpenOffice.org/3.0$Win32 OpenOffice.org_project/300m15$Build-9379</meta:generator>
    <dc:creator>Rey Vincent Babilonia</dc:creator>
    <meta:document-statistic meta:table-count="0" meta:image-count="0" meta:object-count="0" meta:page-count="13" meta:paragraph-count="210" meta:word-count="1052" meta:character-count="9307"/>
    <meta:user-defined meta:name="Info 1"/>
    <meta:user-defined meta:name="Info 2"/>
    <meta:user-defined meta:name="Info 3"/>
    <meta:user-defined meta:name="Info 4"/>
  </office:meta>
</office:document-meta>
</file>